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zxx" fo:country="none" style:language-asian="zxx" style:country-asian="none" style:language-complex="zxx" style:country-complex="none"/>
    </style:style>
    <style:style style:name="P2" style:family="paragraph" style:parent-style-name="Heading_20_2">
      <style:text-properties fo:language="zxx" fo:country="none" style:language-asian="zxx" style:country-asian="none" style:language-complex="zxx" style:country-complex="none"/>
    </style:style>
    <style:style style:name="P3" style:family="paragraph" style:parent-style-name="Text_20_body">
      <style:text-properties fo:language="zxx" fo:country="none" officeooo:rsid="0000e8a7" officeooo:paragraph-rsid="0000e8a7" style:language-asian="zxx" style:country-asian="none" style:language-complex="zxx" style:country-complex="none"/>
    </style:style>
    <style:style style:name="P4" style:family="paragraph" style:parent-style-name="Text_20_body">
      <style:text-properties fo:language="zxx" fo:country="none" officeooo:rsid="0001bcf5" officeooo:paragraph-rsid="0001bcf5" style:language-asian="zxx" style:country-asian="none" style:language-complex="zxx" style:country-complex="none"/>
    </style:style>
    <style:style style:name="P5" style:family="paragraph" style:parent-style-name="Text_20_body">
      <style:text-properties fo:language="zxx" fo:country="none" officeooo:rsid="000229f6" officeooo:paragraph-rsid="000229f6" style:language-asian="zxx" style:country-asian="none" style:language-complex="zxx" style:country-complex="none"/>
    </style:style>
    <style:style style:name="P6" style:family="paragraph" style:parent-style-name="Text_20_body">
      <style:text-properties fo:language="zxx" fo:country="none" officeooo:rsid="00023a10" officeooo:paragraph-rsid="00023a10" style:language-asian="zxx" style:country-asian="none" style:language-complex="zxx" style:country-complex="none"/>
    </style:style>
    <style:style style:name="P7" style:family="paragraph" style:parent-style-name="Text_20_body">
      <style:text-properties fo:language="zxx" fo:country="none" officeooo:rsid="000427a2" officeooo:paragraph-rsid="000427a2" style:language-asian="zxx" style:country-asian="none" style:language-complex="zxx" style:country-complex="none"/>
    </style:style>
    <style:style style:name="P8" style:family="paragraph" style:parent-style-name="Text_20_body">
      <style:text-properties officeooo:paragraph-rsid="0001bcf5"/>
    </style:style>
    <style:style style:name="P9" style:family="paragraph" style:parent-style-name="Text_20_body">
      <style:text-properties officeooo:paragraph-rsid="000229f6"/>
    </style:style>
    <style:style style:name="T1" style:family="text">
      <style:text-properties style:font-name="Liberation Sans" fo:font-size="16.1000003814697pt" fo:font-weight="bold" officeooo:rsid="0000e8a7" style:font-name-asian="Noto Sans CJK SC" style:font-size-asian="16.1000003814697pt" style:font-weight-asian="bold" style:font-name-complex="FreeSans" style:font-size-complex="16.1000003814697pt" style:font-weight-complex="bold"/>
    </style:style>
    <style:style style:name="T2" style:family="text">
      <style:text-properties officeooo:rsid="0001bcf5"/>
    </style:style>
    <style:style style:name="T3" style:family="text">
      <style:text-properties fo:language="zxx" fo:country="none" officeooo:rsid="0001bcf5" style:language-asian="zxx" style:country-asian="none" style:language-complex="zxx" style:country-complex="none"/>
    </style:style>
    <style:style style:name="T4" style:family="text">
      <style:text-properties fo:language="zxx" fo:country="none" officeooo:rsid="000229f6" style:language-asian="zxx" style:country-asian="none" style:language-complex="zxx" style:country-complex="none"/>
    </style:style>
    <style:style style:name="T5" style:family="text">
      <style:text-properties fo:language="zxx" fo:country="none" officeooo:rsid="00023a10" style:language-asian="zxx" style:country-asian="none" style:language-complex="zxx" style:country-complex="none"/>
    </style:style>
    <style:style style:name="T6" style:family="text">
      <style:text-properties officeooo:rsid="0002fcb4"/>
    </style:style>
    <style:style style:name="T7" style:family="text">
      <style:text-properties officeooo:rsid="000427a2"/>
    </style:style>
    <style:style style:name="T8" style:family="text">
      <style:text-properties officeooo:rsid="0004f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oment 3</text:h>
      <text:h text:style-name="P2" text:outline-level="2">Sitemap</text:h>
      <text:p text:style-name="P3">Sitemapen över pythongear.com skapades i webbappend draw.io där varje del av sidan är representerad av en färg och varje typ av sida är representerad avb en box. <text:span text:style-name="T2">När sitemapen exporterades exporterades den som en SVG som sedan exporterades om i GIMP till jpg i kvalitet 70. </text:span><text:s/>Skärmpumpen gjordes med hjälp av rendera sidan med chrome som headless `chrome --headless --<text:span text:style-name="T2">screenshot --window-size=1200,750 URL</text:span>` <text:span text:style-name="T2">binden från chrome gavs i png som öppnades upp i GIMP och exporterades till jpg i kvalitet 70.</text:span></text:p>
      <text:h text:style-name="P2" text:outline-level="2">Wireframe</text:h>
      <text:p text:style-name="P4">4 wireframes gjordes i webbappen figma. Wireframesen representerar startsidan samt kundvagnssidan i desktop och mobil. Wireframesen exporterades sedan till PNG från figma och öppnades i GIMP för att exporteras till jpg i kvalitet 70.</text:p>
      <text:h text:style-name="P2" text:outline-level="2"><text:span text:style-name="T1">M</text:span>oodboard</text:h>
      <text:p text:style-name="P3">Text</text:p>
      <text:h text:style-name="P2" text:outline-level="2">Bildspel</text:h>
      <text:p text:style-name="P8"><text:span text:style-name="T3">3 bilder togs med mobiltelefon på vyn från balkongen. Dessa 3 bilder </text:span><text:span text:style-name="T4">öppnades i GIMP och </text:span><text:span text:style-name="T3"><text:s/></text:span><text:span text:style-name="T4">skalades</text:span><text:span text:style-name="T3"> sedan till en bredd på </text:span><text:span text:style-name="T4">1200 pixlar och en del av den övre och undre bilden klipptes sedan bort för att få bilden till en höjd av 300 pixlar. Bilderna exporterades sedan till jpg med kvalitet 70.</text:span></text:p>
      <text:h text:style-name="P2" text:outline-level="2">Porträtt</text:h>
      <text:p text:style-name="P5">En bild på mig själv togs med mobiltelefonens frontkamera som sedan redigerades i GIMP. För att få bort bakgrunden användes en mask för transparens och till en början en hårt borste med full svart för att ta bort så mycket av bakgrunden som möjligt. När det mesta utav bakgrunden va borttagen användes en mjukare borste med full svart för att inte ta bort all bakgrund för att få hår att synas igenom lite. Detta återupprepades med en mindre och midnre borste från storlek 50 – 10. Bilden exporterades sedan till PNG och kördes igenom tiny PNG för komprimering.</text:p>
      <text:h text:style-name="P2" text:outline-level="2">Friläggning med skugga</text:h>
      <text:p text:style-name="P5">En skål, kopp och en talrik fotates med mobiltelefon som sedan redigerades i GIMP. För att frilägga objekten användes GIMPs `Path tool` för att beskära runt de olika objekten och när allt material som skulle behållas va markerat inverterades markeringen och allt nu markerat material raderades. Markeringen inverterades återigen för att markera objektet och ett nytt lager skapades och markeringen fyldes svart (#000). Ett blurfilter lades sedan på markeringen samt att lagrets transparens sänktes till 60% får att få det att se ut som en skugga. Skuggan förvreds sedan med `Unified Transform Tool` där <text:soft-page-break/>de två övre punkterna förden ner och till vänster tills det gav en bra effekt. Bilderna exporterades sedan till PNG och kördes igenom tiny PNG för komprimering.</text:p>
      <text:h text:style-name="P2" text:outline-level="2">Handkolorering och retusch</text:h>
      <text:p text:style-name="P3">Text</text:p>
      <text:h text:style-name="P2" text:outline-level="2">Logotyp</text:h>
      <text:p text:style-name="P9"><text:span text:style-name="T4">För att skapa texten användes en font `Tinos` hämtades från google fonts. Ett nytt projekt startades i Inkscape </text:span><text:span text:style-name="T5">med storleken 300x40 mätt i milimeter av misstag men eftersom bilden blir en SVG spelar det ingen roll så länge bilden följde samma kvot. Ett textobjekt skapades och bokstaven E fick en grön/grå/blå färg medans resten av texten läts vara svart. Textobjektet gjordes sedan om från att vara text till en `Path` med verktyget `Object to Path` för att inte användaren ska behöva ha fonten installerad för att få loggan att se rätt ut. Texten centrerades och exporterades till SVG.</text:span></text:p>
      <text:h text:style-name="P2" text:outline-level="2">Favicon</text:h>
      <text:p text:style-name="P6">Faviconen skapades i Inkscape genom ett nytt projekt som sattes i storleken <text:span text:style-name="T6">32x32 px. </text:span><text:span text:style-name="T7">3 olika lager spakades där en Vit cirkel skapades på det understa lagred med storleken 30x30 px och en svart cirkel skapades å andra lagred med storleken 28x28px. Detta för att ge en vit bakgrund till den svarta cirkeln. PÅ det översta lagret skapades ett textobjekt med fonten Tinos och samma grön/grå/blå färg som i logotypen. Texobjektet bjordes sedan till en `Path` med `Object to Path` och sparades som SVG. SVG filen öppnades sen i GIMP för att exporteras till ico 32x32 samt png 64x64 där PNG filen sedan kördes igenom tinypng för komprimering.</text:span></text:p>
      <text:h text:style-name="P2" text:outline-level="2">Reklambanner GIF</text:h>
      <text:p text:style-name="P7">Ett nytt projekt skapades i gimp med storleken <text:span text:style-name="T8">250x360 pixlar. Ett textobjekt lades i mitten med texten `Big Sale` som centrerades. Ett nytt lager skapades och texten kopierades över till det andra lagret och färgen ändrades från svart till vit. Bakkgrunden ändrades från vit till svart på lagret med den vita texten. Animationsfiltret `Optimize (for GIF)` och de nygenererade lagrens namn modifierades från 100ms till 500ms. Bilden exporterades sedan till GIF där `As animation` slogs på. </text:span></text:p>
      <text:h text:style-name="P2" text:outline-level="2">Backgrundsfilm mp4</text:h>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3:46:25.800591357</meta:creation-date>
    <dc:date>2021-01-29T15:37:33.651751373</dc:date>
    <meta:editing-duration>PT32M27S</meta:editing-duration>
    <meta:editing-cycles>1</meta:editing-cycles>
    <meta:document-statistic meta:table-count="0" meta:image-count="0" meta:object-count="0" meta:page-count="2" meta:paragraph-count="22" meta:word-count="692" meta:character-count="4218" meta:non-whitespace-character-count="3547"/>
    <meta:generator>LibreOffice/6.4.6.2$Linux_X86_64 LibreOffice_project/40$Build-2</meta:generator>
  </office:meta>
</office:document-meta>
</file>